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OutputStreamImpl.ServletOutputStream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Impl.setImpl( ServletResponseImpl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Impl.setExpectedCloseCalls( int close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setupClear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ServletOutputStreamImpl( ByteArrayOutputStream ba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Impl.setExpectingWriteCalls( boolean expectingWrite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OutputStreamImpl.setThrowIOException( boolean throw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OutputStream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